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fo:color="#385623" style:font-name="Arial1" style:font-name-complex="Arial2"/>
    </style:style>
    <style:style style:name="P3" style:family="paragraph" style:parent-style-name="Standard" style:list-style-name="WWNum26"/>
    <style:style style:name="P4" style:family="paragraph" style:parent-style-name="Standard" style:list-style-name="WWNum27"/>
    <style:style style:name="P5" style:family="paragraph" style:parent-style-name="Standard" style:list-style-name="WWNum23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 fo:line-height="100%"/>
      <style:text-properties style:font-name="Arial1" style:font-name-asian="Times New Roman1" style:language-asian="pt" style:country-asian="BR" style:font-name-complex="Arial2"/>
    </style:style>
    <style:style style:name="P9" style:family="paragraph" style:parent-style-name="Standard">
      <style:paragraph-properties fo:margin-top="0cm" fo:margin-bottom="0cm" fo:line-height="100%"/>
      <style:text-properties style:font-name="Arial1" style:font-name-complex="Arial2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13" style:family="paragraph" style:parent-style-name="Standard">
      <style:paragraph-properties fo:margin-left="0cm" fo:margin-right="0.727cm" fo:margin-top="0cm" fo:margin-bottom="0cm" fo:text-indent="0cm" style:auto-text-indent="false"/>
    </style:style>
    <style:style style:name="P14" style:family="paragraph" style:parent-style-name="Standard">
      <style:paragraph-properties fo:margin-left="0cm" fo:margin-right="-0.501cm" fo:margin-top="0cm" fo:margin-bottom="0cm" fo:text-indent="0cm" style:auto-text-indent="fals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List_20_Paragraph">
      <style:paragraph-properties fo:line-height="100%" fo:text-align="justify" style:justify-single-word="false"/>
      <style:text-properties style:font-name="Arial1" style:font-name-asian="Times New Roman1" style:language-asian="pt" style:country-asian="BR" style:font-name-complex="Arial2"/>
    </style:style>
    <style:style style:name="P17" style:family="paragraph" style:parent-style-name="List_20_Paragraph">
      <style:text-properties style:font-name="Arial1" style:font-name-complex="Arial2"/>
    </style:style>
    <style:style style:name="P18" style:family="paragraph" style:parent-style-name="List_20_Paragraph" style:list-style-name="WWNum18">
      <style:paragraph-properties fo:line-height="100%" fo:text-align="justify" style:justify-single-word="false"/>
    </style:style>
    <style:style style:name="P19" style:family="paragraph" style:parent-style-name="List_20_Paragraph" style:list-style-name="WWNum14"/>
    <style:style style:name="P20" style:family="paragraph" style:parent-style-name="List_20_Paragraph" style:list-style-name="WWNum21"/>
    <style:style style:name="P21" style:family="paragraph" style:parent-style-name="List_20_Paragraph" style:list-style-name="WWNum16">
      <style:paragraph-properties fo:margin-top="0cm" fo:margin-bottom="0.254cm" fo:line-height="100%"/>
    </style:style>
    <style:style style:name="P22" style:family="paragraph" style:parent-style-name="List_20_Paragraph">
      <style:paragraph-properties fo:margin-top="0cm" fo:margin-bottom="0.254cm" fo:line-height="100%"/>
      <style:text-properties style:font-name="Arial1" style:font-name-asian="Times New Roman1" style:language-asian="pt" style:country-asian="BR" style:font-name-complex="Arial2"/>
    </style:style>
    <style:style style:name="P23" style:family="paragraph" style:parent-style-name="List_20_Paragraph" style:list-style-name="WWNum16">
      <style:paragraph-properties fo:margin-top="0cm" fo:margin-bottom="0cm" fo:line-height="100%"/>
    </style:style>
    <style:style style:name="P24" style:family="paragraph" style:parent-style-name="List_20_Paragraph" style:list-style-name="WWNum20">
      <style:paragraph-properties fo:margin-top="0cm" fo:margin-bottom="0.282cm" fo:line-height="108%"/>
    </style:style>
    <style:style style:name="P25" style:family="paragraph" style:parent-style-name="List_20_Paragraph" style:list-style-name="WWNum12">
      <style:paragraph-properties fo:margin-top="0cm" fo:margin-bottom="0.282cm" fo:line-height="108%"/>
    </style:style>
    <style:style style:name="P26" style:family="paragraph" style:parent-style-name="List_20_Paragraph" style:list-style-name="WWNum22">
      <style:paragraph-properties fo:margin-top="0cm" fo:margin-bottom="0.282cm" fo:line-height="108%"/>
    </style:style>
    <style:style style:name="P27" style:family="paragraph" style:parent-style-name="List_20_Paragraph">
      <style:paragraph-properties fo:margin-top="0cm" fo:margin-bottom="0.282cm" fo:line-height="108%"/>
      <style:text-properties style:font-name="Arial1" style:font-name-complex="Arial2"/>
    </style:style>
    <style:style style:name="P28" style:family="paragraph" style:parent-style-name="Header">
      <style:paragraph-properties fo:margin-left="0cm" fo:margin-right="-1.753cm" fo:line-height="115%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Footer">
      <style:paragraph-properties fo:margin-left="-1.501cm" fo:margin-right="0cm" fo:line-height="115%" fo:text-align="justify" style:justify-single-word="false" fo:text-indent="0cm" style:auto-text-indent="false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asian="Times New Roman1" style:language-asian="pt" style:country-asian="BR" style:font-name-complex="Arial2"/>
    </style:style>
    <style:style style:name="T3" style:family="text">
      <style:text-properties style:font-name="Arial1" fo:font-style="italic" style:font-name-asian="Times New Roman1" style:language-asian="pt" style:country-asian="BR" style:font-style-asian="italic" style:font-name-complex="Arial2" style:font-style-complex="italic"/>
    </style:style>
    <style:style style:name="T4" style:family="text">
      <style:text-properties style:font-name="Arial1" fo:font-style="italic" style:text-underline-style="solid" style:text-underline-width="auto" style:text-underline-color="font-color" style:font-name-asian="Times New Roman1" style:language-asian="pt" style:country-asian="BR" style:font-style-asian="italic" style:font-name-complex="Arial2" style:font-style-complex="italic"/>
    </style:style>
    <style:style style:name="T5" style:family="text">
      <style:text-properties style:font-name="Arial1" fo:font-style="italic" style:font-style-asian="italic" style:font-name-complex="Arial2" style:font-style-complex="italic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7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8" style:family="text">
      <style:text-properties fo:color="#385623" style:font-name="Arial1" style:font-name-complex="Arial2"/>
    </style:style>
    <style:style style:name="T9" style:family="text">
      <style:text-properties fo:color="#385623" style:font-name="Arial1" fo:font-weight="bold" style:font-weight-asian="bold" style:font-name-complex="Arial2" style:font-weight-complex="bold"/>
    </style:style>
    <style:style style:name="T10" style:family="text">
      <style:text-properties fo:color="#385623" style:font-name="Arial1" fo:font-style="italic" style:font-style-asian="italic" style:font-name-complex="Arial2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s questões abaixo se referem aos microcontroladores em geral e, em especial, ao microcontrolador PIC18F4520.</text:span></text:p>
      <text:p text:style-name="Standard"><text:span text:style-name="T1">1ª Questão: <text:s/>Considerando as afirmativas abaixo, responda:</text:span></text:p>
      <text:list xml:id="list9069191190616053856" text:style-name="WWNum16">
        <text:list-item>
          <text:p text:style-name="P21"><text:span text:style-name="T2">O microcontrolador é um dispositivo que contém somente o microprocessador e memória RAM. Para funcionar, ainda precisa que se conecte memória PROM e outros periféricos como </text:span><text:span text:style-name="T3">clock</text:span><text:span text:style-name="T2"> e portas de entrada e saída. </text:span></text:p>
        </text:list-item>
      </text:list>
      <text:p text:style-name="P22"/>
      <text:list xml:id="list35709617" text:continue-numbering="true" text:style-name="WWNum16">
        <text:list-item>
          <text:p text:style-name="P23"><text:span text:style-name="T2">Dependendo da aplicação, o microcontrolador PIC18F4520 pode funcionar sem nenhum componente externo, uma vez que possui um oscilador interno que é capaz de gerar o </text:span><text:span text:style-name="T3">clock</text:span><text:span text:style-name="T2"> do microcontrolador, além de diversos outros periféricos com memória de programa, memória RAM e portas de IO.</text:span></text:p>
        </text:list-item>
      </text:list>
      <text:p text:style-name="P8"/>
      <text:list xml:id="list35710706" text:continue-numbering="true" text:style-name="WWNum16">
        <text:list-item>
          <text:p text:style-name="P23"><text:span text:style-name="T2">O </text:span><text:span text:style-name="T4">watchdog</text:span><text:span text:style-name="T2"> é um periférico do microcontrolador, dotado de um timer, que “resseta” automaticamente o chip após um intervalo de tempo, reinicializando o firmware que está sendo executado, a menos que, no corpo do programa principal (main), se insira uma instrução para se reinicializar a contagem de tempo do </text:span><text:span text:style-name="T3">watchdog </text:span><text:span text:style-name="T2">a cada iteração de um loop infinito while(1) antes que a contagem do </text:span><text:span text:style-name="T3">watchdog</text:span><text:span text:style-name="T2"> chegue ao fim.</text:span></text:p>
        </text:list-item>
      </text:list>
      <text:p text:style-name="P17"/>
      <text:list xml:id="list1604134843436453446" text:style-name="WWNum20">
        <text:list-item>
          <text:p text:style-name="P24"><text:span text:style-name="T1">Somente a afirmação I está correta.</text:span></text:p>
        </text:list-item>
        <text:list-item>
          <text:p text:style-name="P24"><text:span text:style-name="T1">Somente a afirmação II está correta. </text:span></text:p>
        </text:list-item>
        <text:list-item>
          <text:p text:style-name="P24"><text:span text:style-name="T1">Somente a afirmação III está correta.</text:span></text:p>
        </text:list-item>
        <text:list-item>
          <text:p text:style-name="P24"><text:span text:style-name="T1">Estão corretas as afirmações I e II.</text:span></text:p>
        </text:list-item>
        <text:list-item>
          <text:p text:style-name="P24"><text:span text:style-name="T1">Estão corretas as afirmações II e III. </text:span><text:span text:style-name="T8">&lt;- afirmativa correta</text:span></text:p>
        </text:list-item>
      </text:list>
      <text:p text:style-name="P27"/>
      <text:p text:style-name="P10"><text:span text:style-name="T1">2ª Questão: O microcontrolador PIC18F4520 possui três tipos de memória:</text:span></text:p>
      <text:p text:style-name="P9"/>
      <text:list xml:id="list8421408925800543419" text:style-name="WWNum12">
        <text:list-item>
          <text:p text:style-name="P25"><text:span text:style-name="T1">FLASH, HD e RAM</text:span></text:p>
        </text:list-item>
        <text:list-item>
          <text:p text:style-name="P25"><text:span text:style-name="T1">Rápida, Lenta e Volátil</text:span></text:p>
        </text:list-item>
        <text:list-item>
          <text:p text:style-name="P25"><text:span text:style-name="T1">FLASH, RAM e EEPROM </text:span><text:span text:style-name="T8">&lt;- afirmativa correta</text:span></text:p>
        </text:list-item>
        <text:list-item>
          <text:p text:style-name="P25"><text:span text:style-name="T1">SDRAM, FLASH e DDR</text:span></text:p>
        </text:list-item>
        <text:list-item>
          <text:p text:style-name="P25"><text:span text:style-name="T1">FLASH, TIMER, RAM</text:span></text:p>
        </text:list-item>
      </text:list>
      <text:p text:style-name="P27"/>
      <text:p text:style-name="P10"><text:span text:style-name="T1">3ª Questão: Sobre os microcontroladores da família PIC18F, considere as afirmativas abaixo e responda:</text:span></text:p>
      <text:p text:style-name="P9"/>
      <text:list xml:id="list7738557626031485363" text:style-name="WWNum18">
        <text:list-item>
          <text:p text:style-name="P18"><text:span text:style-name="T2">Possuem circuitos de </text:span><text:span text:style-name="T3">timers</text:span><text:span text:style-name="T2">. Esses </text:span><text:span text:style-name="T3">timers</text:span><text:span text:style-name="T2"> podem ser utilizados pelo programa para criar contadores e temporizadores que rodam no hardware e deixam a CPU livre para executar outras tarefas em paralelo.</text:span></text:p>
        </text:list-item>
        <text:list-item>
          <text:p text:style-name="P18"><text:span text:style-name="T2">O GPIO, também conhecidos como porta ou I/O, é um periférico dos microcontroladores que servem exclusivamente para a comunicação I2C com outros dispositivos.</text:span></text:p>
        </text:list-item>
        <text:list-item>
          <text:p text:style-name="P18"><text:span text:style-name="T2">O maior problema das memórias do tipo FLASH encontradas nos microcontroladores é que elas perdem seu conteúdo quando a alimentação é desligada, por isso, as memórias do tipo RAM são utilizadas para armazenar o firmware,</text:span></text:p>
        </text:list-item>
      </text:list>
      <text:p text:style-name="P16"><text:soft-page-break/></text:p>
      <text:list xml:id="list292994819896379190" text:style-name="WWNum22">
        <text:list-item>
          <text:p text:style-name="P26"><text:span text:style-name="T1">Somente a afirmação I está correta. </text:span><text:span text:style-name="T8">&lt;- afirmativa correta</text:span></text:p>
        </text:list-item>
        <text:list-item>
          <text:p text:style-name="P26"><text:span text:style-name="T1">Somente a afirmação II está correta.</text:span></text:p>
        </text:list-item>
        <text:list-item>
          <text:p text:style-name="P26"><text:span text:style-name="T1">Somente a afirmação III está correta.</text:span></text:p>
        </text:list-item>
        <text:list-item>
          <text:p text:style-name="P26"><text:span text:style-name="T1">Estão corretas as afirmações I e II.</text:span></text:p>
        </text:list-item>
        <text:list-item>
          <text:p text:style-name="P26"><text:span text:style-name="T1">Estão corretas as afirmações II e III.</text:span></text:p>
        </text:list-item>
      </text:list>
      <text:p text:style-name="P10"><text:span text:style-name="T1">4ª Questão: Marque a opção FALSA sobre as características principais dos microcontroladores da Microchip da linha PIC18:</text:span></text:p>
      <text:p text:style-name="P9"/>
      <text:list xml:id="list3225592689347757058" text:style-name="WWNum14">
        <text:list-item>
          <text:p text:style-name="P19"><text:span text:style-name="T1">Instruções com 16 bits de tamanho. </text:span></text:p>
        </text:list-item>
        <text:list-item>
          <text:p text:style-name="P19"><text:span text:style-name="T1">Modos de gerenciamento de energia.</text:span></text:p>
        </text:list-item>
        <text:list-item>
          <text:p text:style-name="P19"><text:span text:style-name="T1">Arquitetura RISC otimizada para se obter alta performance com a utilização de um compilador C.</text:span></text:p>
        </text:list-item>
        <text:list-item>
          <text:p text:style-name="P19"><text:span text:style-name="T1">Portas capazes de acionar cargas até 1A.</text:span><text:span text:style-name="T8">&lt;- afirmativa falsa</text:span></text:p>
        </text:list-item>
        <text:list-item>
          <text:p text:style-name="P19"><text:span text:style-name="T1">Níveis de prioridade no tratamento da interrupção.</text:span></text:p>
        </text:list-item>
      </text:list>
      <text:p text:style-name="P10"><text:span text:style-name="T1">5ª Questão: O PIC18F4520 tem um oscilador interno de 8MHz que pode ser utilizado como </text:span><text:span text:style-name="T5">clock</text:span><text:span text:style-name="T1"> da CPU. Também possui um divisor após esse oscilador (</text:span><text:span text:style-name="T5">postscaler divider</text:span><text:span text:style-name="T1">) que permite dividir esse</text:span><text:span text:style-name="T5"> clock </text:span><text:span text:style-name="T1">para que a CPU trabalhe em velocidades menores, o que diminui o consumo no modo RUN, possuindo 8 frequências de </text:span><text:span text:style-name="T5">clock</text:span><text:span text:style-name="T1"> possíveis. Qual das frequências abaixo NÃO está disponível após esse divisor? </text:span></text:p>
      <text:p text:style-name="P9"/>
      <text:list xml:id="list7414755644369066973" text:style-name="WWNum21">
        <text:list-item>
          <text:p text:style-name="P20"><text:span text:style-name="T1">8MHz </text:span></text:p>
        </text:list-item>
        <text:list-item>
          <text:p text:style-name="P20"><text:span text:style-name="T1">4MHz</text:span></text:p>
        </text:list-item>
        <text:list-item>
          <text:p text:style-name="P20"><text:span text:style-name="T1">2MHz</text:span></text:p>
        </text:list-item>
        <text:list-item>
          <text:p text:style-name="P20"><text:span text:style-name="T1">1MHz</text:span></text:p>
        </text:list-item>
        <text:list-item>
          <text:p text:style-name="P20"><text:span text:style-name="T1">500kHz</text:span></text:p>
        </text:list-item>
        <text:list-item>
          <text:p text:style-name="P20"><text:span text:style-name="T1">250kHz</text:span></text:p>
        </text:list-item>
        <text:list-item>
          <text:p text:style-name="P20"><text:span text:style-name="T1">125kHz</text:span></text:p>
        </text:list-item>
        <text:list-item>
          <text:p text:style-name="P20"><text:span text:style-name="T1">62kHz </text:span><text:span text:style-name="T8">&lt;- Frequência não disponível</text:span></text:p>
        </text:list-item>
        <text:list-item>
          <text:p text:style-name="P20"><text:span text:style-name="T1">31kHz</text:span></text:p>
        </text:list-item>
      </text:list>
      <text:p text:style-name="Standard"><text:span text:style-name="T1">6ª Questão:<text:tab/>Qual a frequência de </text:span><text:span text:style-name="T5">clock</text:span><text:span text:style-name="T1"> máxima<text:tab/>de operação do PIC18F4520?</text:span></text:p>
      <text:p text:style-name="Standard"><text:span text:style-name="T8">40MHz de sinal de clock.</text:span></text:p>
      <text:p text:style-name="P2"/>
      <text:p text:style-name="Standard"><text:span text:style-name="T1">7ª Questão: Quantos pinos de I/O possui o PIC18F4520 e como eles estão divididos?</text:span></text:p>
      <text:p text:style-name="Standard"><text:span text:style-name="T8">O PIC18F4520 possui 36 pinos de I/O, sendo que eles estão divididos da seguinte forma:</text:span></text:p>
      <text:list xml:id="list6260393515237098824" text:style-name="WWNum26">
        <text:list-item>
          <text:p text:style-name="P3"><text:span text:style-name="T8">PORTA: 5 pinos de entrada/saída (RA0 - RA4)</text:span></text:p>
        </text:list-item>
        <text:list-item>
          <text:p text:style-name="P3"><text:span text:style-name="T8">PORTB: 8 pinos de entrada/saída (RB0 - RB7)</text:span></text:p>
        </text:list-item>
        <text:list-item>
          <text:p text:style-name="P3"><text:soft-page-break/><text:span text:style-name="T8">PORTC: 8 pinos de entrada/saída (RC0 - RC7)</text:span></text:p>
        </text:list-item>
        <text:list-item>
          <text:p text:style-name="P3"><text:span text:style-name="T8">PORTD: 8 pinos de entrada/saída (RD0 - RD7)</text:span></text:p>
        </text:list-item>
        <text:list-item>
          <text:p text:style-name="P3"><text:span text:style-name="T8">PORTE: 5 pinos de entrada/saída (RE0 - RE4)</text:span></text:p>
        </text:list-item>
      </text:list>
      <text:p text:style-name="P1"/>
      <text:p text:style-name="Standard"><text:span text:style-name="T1">8ª Questão: De quantas maneiras diferentes pode<text:tab/>funcionar o oscilador<text:tab/>do PIC18F4520? Quais são elas?</text:span></text:p>
      <text:p text:style-name="P11"><text:span text:style-name="T8">O PIC18F4520 possui dez formas diferentes de funcionamento do oscilador. Os <text:s/>bits de configuração FOSC2:FOSC0 (CONFIG1H&lt;2:0&gt;) são os responsáveis <text:s/>pela configuração do oscilador. As opções disponíveis para o oscilador são:</text:span></text:p>
      <text:list xml:id="list3672979348753818825" text:style-name="WWNum27">
        <text:list-item>
          <text:p text:style-name="P4"><text:span text:style-name="T9">LP</text:span><text:span text:style-name="T8">: cristal de baixa potência (até 200KHz).</text:span></text:p>
        </text:list-item>
        <text:list-item>
          <text:p text:style-name="P4"><text:span text:style-name="T9">XT</text:span><text:span text:style-name="T8">: cristal/ressonador (até 4MHz).</text:span></text:p>
        </text:list-item>
        <text:list-item>
          <text:p text:style-name="P4"><text:span text:style-name="T9">HS</text:span><text:span text:style-name="T8">: cristal/ressonador de alta frequência (acima de 4MHz).</text:span></text:p>
        </text:list-item>
        <text:list-item>
          <text:p text:style-name="P4"><text:span text:style-name="T9">HSPLL</text:span><text:span text:style-name="T8">: cristal/ressonador de alta frequência com o PLL habilitado.</text:span></text:p>
        </text:list-item>
        <text:list-item>
          <text:p text:style-name="P4"><text:span text:style-name="T9">RC</text:span><text:span text:style-name="T8">: RC externo com saída de </text:span><text:span text:style-name="T10">clock</text:span><text:span text:style-name="T8">. Essa opção fornece ao pino OSC2/CLKO/RA6 um</text:span></text:p>
        </text:list-item>
        <text:list-item>
          <text:p text:style-name="P4"><text:span text:style-name="T8">sinal digital com frequência quatro vezes menor que a do oscilador principal (Fosc/4).</text:span></text:p>
        </text:list-item>
        <text:list-item>
          <text:p text:style-name="P4"><text:span text:style-name="T9">RCIO</text:span><text:span text:style-name="T8">: RC externo. Nessa opção o RA6 funciona como pino digital.</text:span></text:p>
        </text:list-item>
        <text:list-item>
          <text:p text:style-name="P4"><text:span text:style-name="T9">INTIO1</text:span><text:span text:style-name="T8">: oscilador interno com Fosc/4 no pino RA6 e pino RA7 configurado como digital.</text:span></text:p>
        </text:list-item>
        <text:list-item>
          <text:p text:style-name="P4"><text:span text:style-name="T9">INTIO2</text:span><text:span text:style-name="T8">: oscilador interno com RA6 e RA7 configurados como pinos digitais.</text:span></text:p>
        </text:list-item>
        <text:list-item>
          <text:p text:style-name="P4"><text:span text:style-name="T9">EC</text:span><text:span text:style-name="T8">: oscilador externo com saída de </text:span><text:span text:style-name="T10">clock</text:span><text:span text:style-name="T8">. Essa opção fornece no pino OSC2/CLKO/RA6 <text:s/>um sinal digital com frequência quatro vezes menor que a do oscilador principal.</text:span></text:p>
        </text:list-item>
        <text:list-item>
          <text:p text:style-name="P4"><text:span text:style-name="T9">ECIO</text:span><text:span text:style-name="T8">: oscilador externo. Nessa opção o pino RA6 funciona como digital.</text:span></text:p>
        </text:list-item>
      </text:list>
      <text:p text:style-name="P1"/>
      <text:p text:style-name="Standard"><text:span text:style-name="T1">9ª Questão: Em qual tipo de aplicação é indicada a utilização de um oscilador a cristal no PIC18F4520?</text:span></text:p>
      <text:p text:style-name="Standard"><text:span text:style-name="T8">Quando a aplicação exige um bom nível de precisão para o oscilador, como no caso de aplicações que envolvem comunicação de dados ou temporizadores.</text:span></text:p>
      <text:p text:style-name="P1"/>
      <text:p text:style-name="Standard"><text:span text:style-name="T1">10ª Questão: O PIC18F4520 possui quantos osciladores internos? Quais são eles?</text:span></text:p>
      <text:list xml:id="list8525996130893541905" text:style-name="WWNum23">
        <text:list-item>
          <text:p text:style-name="P5"><text:span text:style-name="T8">O PIC18F4520 possui dois osciladores internos que, se ativados, dispensam a utilização <text:s/>de componentes externos.</text:span></text:p>
          <text:list>
            <text:list-item>
              <text:p text:style-name="P5"><text:span text:style-name="T8">INTOSC - frequência de 8MHz e pode ser utilizado como oscilador de </text:span><text:span text:style-name="T10">clock</text:span><text:span text:style-name="T8">. Tem <text:s/>associado um recurso chamado </text:span><text:span text:style-name="T10">postscaler </text:span><text:span text:style-name="T8">que permite prover frequências na faixa <text:s/>de 31kHz - 4MHz. </text:span></text:p>
            </text:list-item>
            <text:list-item>
              <text:p text:style-name="P5"><text:span text:style-name="T8">INTRC, provê uma frequência de 31kHz.</text:span></text:p>
            </text:list-item>
          </text:list>
        </text:list-item>
      </text:list>
      <text:p text:style-name="P1"/>
      <text:p text:style-name="P17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pt" fo:country="BR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US" style:font-size-asian="8pt" style:language-asian="en" style:country-asian="US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)" style:num-format="a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)" style:num-format="a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1.753cm" fo:line-height="115%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-1.501cm" fo:margin-right="0cm" fo:line-height="115%" fo:text-align="justify" style:justify-single-word="false" fo:text-indent="0cm" style:auto-text-indent="false"/>
    </style:style>
    <style:style style:name="MP4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MP5" style:family="paragraph" style:parent-style-name="Standard">
      <style:paragraph-properties fo:margin-left="0cm" fo:margin-right="0.727cm" fo:margin-top="0cm" fo:margin-bottom="0cm" fo:text-indent="0cm" style:auto-text-indent="false"/>
    </style:style>
    <style:style style:name="MP6" style:family="paragraph" style:parent-style-name="Standard">
      <style:paragraph-properties fo:margin-left="0cm" fo:margin-right="-0.501cm" fo:margin-top="0cm" fo:margin-bottom="0cm" fo:text-indent="0cm" style:auto-text-indent="false"/>
    </style:style>
    <style:style style:name="MP7" style:family="paragraph" style:parent-style-name="Standard">
      <style:paragraph-properties fo:margin-top="0cm" fo:margin-bottom="0cm"/>
    </style:style>
    <style:style style:name="MT1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MT2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184cm" fo:margin-bottom="0cm" fo:margin-left="1.251cm" fo:margin-right="1.4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cm" fo:margin-left="1.251cm" fo:margin-right="1.4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85cm" fo:margin-left="0cm" fo:margin-right="0cm" fo:margin-bottom="0.98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e: Jorge Nami Harbes <text:s text:c="3"/></text:span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2">CEFET/RJ – Centro Federal de Educação Tecnológica do Rio de Janeiro</text:span></text:p>
        <text:p text:style-name="MP5"><text:span text:style-name="MT2">UnED Maria da Graça – Coordenação de Sistemas de Informação</text:span></text:p>
        <text:p text:style-name="MP6"><text:span text:style-name="MT2">P1 – Sistemas Embarcados II – Turma: 6CSINF</text:span></text:p>
        <text:p text:style-name="MP7"><text:span text:style-name="MT2">Aplicação: 24/04/2023 - Professor: William Vairo dos Santos</text:span></text:p>
        <text:p text:style-name="MP1"><text:span text:style-name="MT2">Nome: Jorge Nami Harbes<text:tab/> Nota________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 Marques Samyn</meta:initial-creator>
    <dc:creator>Jorge Nami Harbes</dc:creator>
    <meta:editing-cycles>34</meta:editing-cycles>
    <meta:print-date>2023-04-24T15:45:20.84</meta:print-date>
    <meta:creation-date>2023-04-17T12:06:00</meta:creation-date>
    <dc:date>2023-04-24T15:45:55.64</dc:date>
    <meta:editing-duration>PT2M25S</meta:editing-duration>
    <meta:generator>OpenOffice/4.1.9$Win32 OpenOffice.org_project/419m1$Build-9805</meta:generator>
    <meta:printed-by>Jorge Nami Harbes</meta:printed-by>
    <meta:document-statistic meta:table-count="0" meta:image-count="0" meta:object-count="0" meta:page-count="4" meta:paragraph-count="76" meta:word-count="969" meta:character-count="5854"/>
    <meta:user-defined meta:name="AppVersion">16.0000</meta:user-defined>
    <meta:user-defined meta:name="Company">L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